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style-name="ce1"/>
          <table:table-cell table:number-columns-repeated="2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style-name="ce1"/>
          <table:table-cell table:number-columns-repeated="2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style-name="ce1"/>
          <table:table-cell table:number-columns-repeated="2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style-name="ce1"/>
          <table:table-cell table:number-columns-repeated="2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style-name="ce1"/>
          <table:table-cell table:number-columns-repeated="2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style-name="ce1"/>
          <table:table-cell table:number-columns-repeated="2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style-name="ce1"/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style-name="ce1"/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style-name="ce1"/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style-name="ce1"/>
          <table:table-cell table:number-columns-repeated="2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style-name="ce1"/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style-name="ce1"/>
          <table:table-cell table:number-columns-repeated="2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style-name="ce1"/>
          <table:table-cell table:number-columns-repeated="2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style-name="ce1"/>
          <table:table-cell table:number-columns-repeated="2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style-name="ce1"/>
          <table:table-cell table:number-columns-repeated="2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style-name="ce1"/>
          <table:table-cell table:number-columns-repeated="2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style-name="ce1"/>
          <table:table-cell table:number-columns-repeated="2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style-name="ce1"/>
          <table:table-cell table:number-columns-repeated="2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style-name="ce1"/>
          <table:table-cell table:number-columns-repeated="2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style-name="ce1"/>
          <table:table-cell table:number-columns-repeated="2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style-name="ce1"/>
          <table:table-cell table:number-columns-repeated="2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style-name="ce1"/>
          <table:table-cell table:number-columns-repeated="2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style-name="ce1"/>
          <table:table-cell table:number-columns-repeated="2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style-name="ce1"/>
          <table:table-cell table:number-columns-repeated="2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SUM([.H9:.H320])" office:value-type="float" office:value="1717">
            <text:p>1717</text:p>
          </table:table-cell>
          <table:table-cell table:style-name="ce3" table:formula="oooc:=SUM([.I9:.I320])" office:value-type="float" office:value="10724">
            <text:p>10724</text:p>
          </table:table-cell>
          <table:table-cell table:formula="oooc:=SUM([.J9:.J320])" office:value-type="float" office:value="838">
            <text:p>838</text:p>
          </table:table-cell>
          <table:table-cell table:style-name="ce3" table:formula="oooc:=SUM([.K9:.K320])" office:value-type="float" office:value="7511">
            <text:p>7511</text:p>
          </table:table-cell>
          <table:table-cell table:style-name="ce4" table:formula="oooc:=SUM([.L9:.L320])" office:value-type="float" office:value="10390">
            <text:p>10390</text:p>
          </table:table-cell>
          <table:table-cell table:style-name="ce5" table:formula="oooc:=SUM([.M9:.M320])" office:value-type="float" office:value="67928">
            <text:p>67928</text:p>
          </table:table-cell>
          <table:table-cell table:number-columns-repeated="2"/>
        </table:table-row>
      </table:table>
      <table:table table:name="Przeniesiono do słownika" table:style-name="ta1" table:print="false">
        <table:table-column table:style-name="co16" table:number-columns-repeated="256" table:default-cell-style-name="ce6"/>
        <table:table-row table:style-name="ro2">
          <table:table-cell table:number-columns-repeated="256"/>
        </table:table-row>
        <table:table-row table:style-name="ro2" table:number-rows-repeated="12">
          <table:table-cell/>
          <table:table-cell table:style-name="Default" table:number-columns-repeated="9"/>
          <table:table-cell table:number-columns-repeated="246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2010-03-14</text:date>, <text:time>14:15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2-21T22:54:27</meta:creation-date>
    <dc:date>2010-03-14T14:15:55</dc:date>
    <dc:language>pl-PL</dc:language>
    <meta:editing-cycles>56</meta:editing-cycles>
    <meta:editing-duration>PT9H26M57S</meta:editing-duration>
    <meta:user-defined meta:name="Informacja 1"/>
    <meta:user-defined meta:name="Informacja 2"/>
    <meta:user-defined meta:name="Informacja 3"/>
    <meta:user-defined meta:name="Informacja 4"/>
    <meta:document-statistic meta:table-count="2" meta:cell-count="3594"/>
  </office:meta>
</office:document-meta>
</file>